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c2e" officeooo:paragraph-rsid="0008e225"/>
    </style:style>
    <style:style style:name="P2" style:family="paragraph" style:parent-style-name="Standard">
      <style:text-properties officeooo:rsid="00120c2e" officeooo:paragraph-rsid="000ccb81"/>
    </style:style>
    <style:style style:name="P3" style:family="paragraph" style:parent-style-name="Standard">
      <style:text-properties officeooo:rsid="0008e225" officeooo:paragraph-rsid="0008e225"/>
    </style:style>
    <style:style style:name="P4" style:family="paragraph" style:parent-style-name="Standard">
      <style:text-properties officeooo:rsid="000945c1" officeooo:paragraph-rsid="000945c1"/>
    </style:style>
    <style:style style:name="P5" style:family="paragraph" style:parent-style-name="Standard">
      <style:text-properties fo:font-weight="bold" officeooo:rsid="00120c2e" officeooo:paragraph-rsid="0008e225" style:font-weight-asian="bold" style:font-weight-complex="bold"/>
    </style:style>
    <style:style style:name="P6" style:family="paragraph" style:parent-style-name="Standard">
      <style:text-properties officeooo:rsid="00121d66" officeooo:paragraph-rsid="000af241"/>
    </style:style>
    <style:style style:name="P7" style:family="paragraph" style:parent-style-name="Standard">
      <style:text-properties officeooo:rsid="00043ced" officeooo:paragraph-rsid="000af241"/>
    </style:style>
    <style:style style:name="P8" style:family="paragraph" style:parent-style-name="Standard">
      <style:text-properties officeooo:rsid="00043ced" officeooo:paragraph-rsid="000ca0ba"/>
    </style:style>
    <style:style style:name="P9" style:family="paragraph" style:parent-style-name="Standard">
      <style:text-properties officeooo:rsid="00043ced" officeooo:paragraph-rsid="000ccb81"/>
    </style:style>
    <style:style style:name="P10" style:family="paragraph" style:parent-style-name="Standard">
      <style:text-properties officeooo:rsid="00043ced" officeooo:paragraph-rsid="000fe80c"/>
    </style:style>
    <style:style style:name="P11" style:family="paragraph" style:parent-style-name="Standard">
      <style:text-properties officeooo:rsid="00043ced" officeooo:paragraph-rsid="0011721f"/>
    </style:style>
    <style:style style:name="P12" style:family="paragraph" style:parent-style-name="Standard">
      <style:text-properties officeooo:rsid="00043ced" officeooo:paragraph-rsid="0014c40c"/>
    </style:style>
    <style:style style:name="P13" style:family="paragraph" style:parent-style-name="Standard">
      <style:text-properties officeooo:rsid="00043ced" officeooo:paragraph-rsid="001632bc"/>
    </style:style>
    <style:style style:name="P14" style:family="paragraph" style:parent-style-name="Standard">
      <style:text-properties officeooo:rsid="00043ced" officeooo:paragraph-rsid="001b5f7f"/>
    </style:style>
    <style:style style:name="P15" style:family="paragraph" style:parent-style-name="Standard">
      <style:text-properties officeooo:rsid="00043ced" officeooo:paragraph-rsid="001d5241"/>
    </style:style>
    <style:style style:name="P16" style:family="paragraph" style:parent-style-name="Standard">
      <style:text-properties officeooo:rsid="0016eb10" officeooo:paragraph-rsid="000ccb81"/>
    </style:style>
    <style:style style:name="P17" style:family="paragraph" style:parent-style-name="Standard">
      <style:text-properties officeooo:rsid="00040a64" officeooo:paragraph-rsid="000ccb81"/>
    </style:style>
    <style:style style:name="P18" style:family="paragraph" style:parent-style-name="Standard">
      <style:text-properties officeooo:rsid="0018074d" officeooo:paragraph-rsid="000ccb81"/>
    </style:style>
    <style:style style:name="P1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0c2e" officeooo:paragraph-rsid="0008e225"/>
    </style:style>
    <style:style style:name="P2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0c2e" officeooo:paragraph-rsid="000ccb81"/>
    </style:style>
    <style:style style:name="P21" style:family="paragraph" style:parent-style-name="Text_20_body">
      <style:text-properties officeooo:rsid="0008461e"/>
    </style:style>
    <style:style style:name="P22" style:family="paragraph" style:parent-style-name="Text_20_body">
      <style:text-properties officeooo:rsid="0008461e" officeooo:paragraph-rsid="0008461e"/>
    </style:style>
    <style:style style:name="P23" style:family="paragraph" style:parent-style-name="Text_20_body">
      <style:text-properties officeooo:rsid="0008461e" officeooo:paragraph-rsid="000ac53d"/>
    </style:style>
    <style:style style:name="P24" style:family="paragraph" style:parent-style-name="Title">
      <style:text-properties officeooo:rsid="0008461e"/>
    </style:style>
    <style:style style:name="P25" style:family="paragraph" style:parent-style-name="Standard">
      <style:text-properties officeooo:rsid="0014fc08" officeooo:paragraph-rsid="000ca0ba"/>
    </style:style>
    <style:style style:name="P26" style:family="paragraph" style:parent-style-name="Standard">
      <style:text-properties officeooo:rsid="0014fc08" officeooo:paragraph-rsid="001632bc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1d66"/>
    </style:style>
    <style:style style:name="T4" style:family="text">
      <style:text-properties officeooo:rsid="0014fc08"/>
    </style:style>
    <style:style style:name="T5" style:family="text">
      <style:text-properties officeooo:rsid="0016eb10"/>
    </style:style>
    <style:style style:name="T6" style:family="text">
      <style:text-properties officeooo:rsid="0018074d"/>
    </style:style>
    <style:style style:name="T7" style:family="text">
      <style:text-properties officeooo:rsid="000ccb81"/>
    </style:style>
    <style:style style:name="T8" style:family="text">
      <style:text-properties officeooo:rsid="000e6245"/>
    </style:style>
    <style:style style:name="T9" style:family="text">
      <style:text-properties officeooo:rsid="000fe80c"/>
    </style:style>
    <style:style style:name="T10" style:family="text">
      <style:text-properties officeooo:rsid="0018b7d5"/>
    </style:style>
    <style:style style:name="T11" style:family="text">
      <style:text-properties officeooo:rsid="0019f3e8"/>
    </style:style>
    <style:style style:name="T12" style:family="text">
      <style:text-properties officeooo:rsid="001a91c2"/>
    </style:style>
    <style:style style:name="T13" style:family="text">
      <style:text-properties officeooo:rsid="001b8d1e"/>
    </style:style>
    <style:style style:name="T14" style:family="text">
      <style:text-properties officeooo:rsid="001c7891"/>
    </style:style>
    <style:style style:name="T15" style:family="text">
      <style:text-properties officeooo:rsid="001cca72"/>
    </style:style>
    <style:style style:name="T16" style:family="text">
      <style:text-properties officeooo:rsid="001d5241"/>
    </style:style>
    <style:style style:name="T17" style:family="text">
      <style:text-properties officeooo:rsid="001e5e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ercicio de Fixação</text:p>
      <text:p text:style-name="P21"/>
      <text:p text:style-name="P22"><text:tab/>Em um banco, para se cadastrar uma conta bancaria, é necessário informar o número da conta, o nome do titular da conta e o valor de depósito inicial que o titular depositou ao abrir a conta. Este valor de depósito inicial, entretanto, é opcional, ou seja: se o titular não tiver dinheiro a depositar no momento de abrir sua conta, o depósito inicial não será feito e o saldo inicial da conta será, naturalmente, zero.</text:p>
      <text:p text:style-name="P22"><text:tab/><text:span text:style-name="T2">Importante:</text:span> uma vez que uma conta bancária foi aberta, o número da conta nunca poderá ser alterado. Já o nome do titular pode ser alterado(pois uma pessoa pode mudar de nome por ocasião de casamento, por exemplo).</text:p>
      <text:p text:style-name="P23"><text:tab/>Por fim, o saldo da conta não pode ser alterado livremente. É preciso haver um mecanismo para proteger isso. O saldo só aumenta por meio de depósitos, e só diminui por meio de saques. Para cada saque realizado, o banco cobra uma taxa de <text:span text:style-name="T2">$ 5.00</text:span>. </text:p>
      <text:p text:style-name="P23"><text:tab/><text:span text:style-name="T2">Nota:</text:span> a conta pode ficar com saldo negativo se o saldo não for suficiente para realizar o saque e/ou pagar a taxa.</text:p>
      <text:p text:style-name="P22"><text:tab/>Você deve fazer um programa que realize o cadastro de uma conta, dando opção para que seja ou não informado o valor depósito inicial. Em seguida, realizar um depósito e depois um saque, sempre mostrando os dados da conta após cada operação.</text:p>
      <text:p text:style-name="P22"/>
      <text:p text:style-name="P5">Exemplo:</text:p>
      <text:p text:style-name="P1"/>
      <text:p text:style-name="P3">Enter account number: <text:span text:style-name="T1">8532</text:span></text:p>
      <text:p text:style-name="P3">Enter account holder: <text:span text:style-name="T1">Alex Green</text:span></text:p>
      <text:p text:style-name="P3">Is there a initial deposit (y/n)? <text:span text:style-name="T1">y</text:span></text:p>
      <text:p text:style-name="P3">Enter initial deposit value: <text:span text:style-name="T1">500.00</text:span></text:p>
      <text:p text:style-name="P3"/>
      <text:p text:style-name="P3">Account data: </text:p>
      <text:p text:style-name="P3">Account 8532, Holder: Alex Green, Balance: $ 500.00</text:p>
      <text:p text:style-name="P3"/>
      <text:p text:style-name="P4">Enter a deposit value: <text:span text:style-name="T1">200.00</text:span></text:p>
      <text:p text:style-name="P4">Updated account data:</text:p>
      <text:p text:style-name="P4">Account 8532, Holder: Alex Green, Balance: $ 700.00</text:p>
      <text:p text:style-name="P4"/>
      <text:p text:style-name="P4">Enter a withdraw value: <text:span text:style-name="T1">300.00</text:span></text:p>
      <text:p text:style-name="P4">Updated account data:</text:p>
      <text:p text:style-name="P4">Account 8532, Holder: Alex Green, Balance: $ 395.0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"/>
      <text:p text:style-name="P6"><text:soft-page-break/>package application</text:p>
      <text:p text:style-name="P6"/>
      <text:p text:style-name="P7">import java.util.Scanner<text:line-break/>import java.util.Locale<text:line-break/>import entities.<text:span text:style-name="T9">BankAccount</text:span><text:line-break/><text:line-break/>public class Program {<text:line-break/><text:tab/>public static void main(String args[])<text:span text:style-name="T3">{</text:span></text:p>
      <text:p text:style-name="P7"/>
      <text:p text:style-name="P7"><text:tab/><text:tab/>Locale.setDefault(Locale.US);<text:line-break/><text:tab/><text:tab/>Scanner sc = new Scanner(System.in);</text:p>
      <text:p text:style-name="P7"><text:tab/><text:tab/></text:p>
      <text:p text:style-name="P10"><text:tab/><text:tab/><text:span text:style-name="T9">BankAccount bankAccount = new BankAccount();</text:span></text:p>
      <text:p text:style-name="P7"><text:tab/><text:tab/><text:span text:style-name="T4">System.out.println("Enter account number: ");</text:span></text:p>
      <text:p text:style-name="P10"><text:tab/><text:tab/><text:span text:style-name="T9">bankAccount.accNumber = sc.nextInt();</text:span></text:p>
      <text:p text:style-name="P7"><text:tab/><text:tab/><text:span text:style-name="T4">System.out.println("Enter account holder: ");</text:span></text:p>
      <text:p text:style-name="P10"><text:tab/><text:tab/><text:span text:style-name="T4">bankAccount .holder = sc.nextLine();</text:span></text:p>
      <text:p text:style-name="P8"><text:tab/><text:tab/><text:span text:style-name="T4">System.out.println("Is there a initial deposit (y/n)? ");</text:span></text:p>
      <text:p text:style-name="P10"><text:tab/><text:tab/><text:span text:style-name="T9">bankAccount.answer = sc.nextLine();</text:span></text:p>
      <text:p text:style-name="P10"/>
      <text:p text:style-name="P10"><text:tab/><text:tab/><text:span text:style-name="T14">if (answer = y) {</text:span></text:p>
      <text:p text:style-name="P25"><text:tab/><text:tab/><text:tab/>System.out.println("Enter initial deposit value: ");</text:p>
      <text:p text:style-name="P10"><text:tab/><text:tab/><text:tab/><text:span text:style-name="T9">bankAccount.deposit = sc.nextDouble();</text:span></text:p>
      <text:p text:style-name="P10"><text:tab/><text:tab/><text:span text:style-name="T15">} else {</text:span></text:p>
      <text:p text:style-name="P10"><text:tab/><text:tab/></text:p>
      <text:p text:style-name="P15"><text:tab/><text:tab/><text:tab/><text:span text:style-name="T16">System.out.print();</text:span></text:p>
      <text:p text:style-name="P15"><text:tab/></text:p>
      <text:p text:style-name="P10"><text:tab/><text:tab/><text:span text:style-name="T16">}</text:span></text:p>
      <text:p text:style-name="P7"><text:tab/><text:tab/></text:p>
      <text:p text:style-name="P7"><text:tab/><text:tab/><text:span text:style-name="T4">System.out.println();</text:span></text:p>
      <text:p text:style-name="P10"><text:tab/><text:tab/><text:span text:style-name="T4">System.out.println("Account data: %n", + bankAccount);</text:span></text:p>
      <text:p text:style-name="P7"/>
      <text:p text:style-name="P12"><text:tab/><text:tab/><text:span text:style-name="T4">System.out.println("Enter deposit value: ");</text:span></text:p>
      <text:p text:style-name="P12"><text:tab/><text:tab/><text:span text:style-name="T9">bankAccount.deposit = sc.nextDouble();</text:span></text:p>
      <text:p text:style-name="P12"/>
      <text:p text:style-name="P12"><text:tab/><text:tab/><text:span text:style-name="T4">System.out.println();</text:span></text:p>
      <text:p text:style-name="P12"><text:tab/><text:tab/><text:span text:style-name="T4">System.out.println("Updated account data: %n", + bankAccount);</text:span></text:p>
      <text:p text:style-name="P12"/>
      <text:p text:style-name="P13"><text:tab/><text:tab/><text:span text:style-name="T4">System.out.println();</text:span></text:p>
      <text:p text:style-name="P26"><text:tab/><text:tab/>System.out.println("Enter withdraw value: ");</text:p>
      <text:p text:style-name="P12"><text:tab/><text:tab/><text:span text:style-name="T9">bankAccount.withdraw = sc.nextDouble();</text:span></text:p>
      <text:p text:style-name="P12"/>
      <text:p text:style-name="P12"><text:tab/><text:tab/><text:span text:style-name="T4">System.out.println();</text:span></text:p>
      <text:p text:style-name="P12"><text:tab/><text:tab/><text:span text:style-name="T4">System.out.println("Updated account data: %n", + bankAccount);</text:span></text:p>
      <text:p text:style-name="P7"/>
      <text:p text:style-name="P7"><text:tab/><text:span text:style-name="T5">}</text:span></text:p>
      <text:p text:style-name="P7"/>
      <text:p text:style-name="P6">}</text:p>
      <text:p text:style-name="P6"/>
      <text:p text:style-name="P20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>package entities</text:p>
      <text:p text:style-name="P16"/>
      <text:p text:style-name="P9">public class <text:span text:style-name="T9">BankAccount</text:span> {</text:p>
      <text:p text:style-name="P9"><text:tab/></text:p>
      <text:p text:style-name="P9"><text:tab/><text:span text:style-name="T8">public String holder;<text:line-break/><text:tab/>public String answer;</text:span></text:p>
      <text:p text:style-name="P9"><text:tab/><text:span text:style-name="T10">private int accNumber;</text:span></text:p>
      <text:p text:style-name="P16"><text:tab/><text:span text:style-name="T17">private</text:span> double <text:span text:style-name="T11">balance</text:span>;</text:p>
      <text:p text:style-name="P16"><text:tab/><text:span text:style-name="T10">private</text:span> double <text:span text:style-name="T7">io</text:span>f= <text:span text:style-name="T7">5 * (-1)</text:span>;</text:p>
      <text:p text:style-name="P17"><text:tab/></text:p>
      <text:p text:style-name="P17"><text:tab/><text:span text:style-name="T6">public void withdraw(double balance){</text:span></text:p>
      <text:p text:style-name="P17"><text:tab/><text:tab/><text:span text:style-name="T13">this.balance - = balance;</text:span></text:p>
      <text:p text:style-name="P18"><text:tab/>}</text:p>
      <text:p text:style-name="P18"/>
      <text:p text:style-name="P18"><text:tab/><text:span text:style-name="T11">public void deposit(double balance){</text:span></text:p>
      <text:p text:style-name="P18"><text:tab/><text:tab/><text:span text:style-name="T13">this.balance += balance;</text:span></text:p>
      <text:p text:style-name="P18"><text:tab/><text:span text:style-name="T11">}</text:span></text:p>
      <text:p text:style-name="P9"/>
      <text:p text:style-name="P9"><text:tab/><text:span text:style-name="T6">public String toString(){</text:span></text:p>
      <text:p text:style-name="P11"><text:tab/><text:tab/><text:span text:style-name="T6">return "Account "</text:span></text:p>
      <text:p text:style-name="P9"><text:tab/><text:tab/><text:tab/><text:span text:style-name="T6">+accNumber())</text:span></text:p>
      <text:p text:style-name="P9"><text:tab/><text:tab/><text:tab/><text:span text:style-name="T12">+", <text:s/>Holder: "</text:span></text:p>
      <text:p text:style-name="P9"><text:tab/><text:tab/><text:tab/><text:span text:style-name="T12">+holder</text:span></text:p>
      <text:p text:style-name="P9"><text:tab/><text:tab/><text:tab/><text:span text:style-name="T12">+", Balance: $ "</text:span></text:p>
      <text:p text:style-name="P14"><text:tab/><text:tab/><text:tab/><text:span text:style-name="T12">+String.format ("%.2f", balance);</text:span></text:p>
      <text:p text:style-name="P9"><text:tab/><text:span text:style-name="T6">}</text:span></text:p>
      <text:p text:style-name="P9"/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19S</meta:editing-duration>
    <meta:editing-cycles>9</meta:editing-cycles>
    <meta:generator>LibreOffice/5.1.5.2$Windows_x86 LibreOffice_project/7a864d8825610a8c07cfc3bc01dd4fce6a9447e5</meta:generator>
    <dc:date>2019-01-21T16:02:01.328000000</dc:date>
    <meta:document-statistic meta:table-count="0" meta:image-count="0" meta:object-count="0" meta:page-count="3" meta:paragraph-count="75" meta:word-count="458" meta:character-count="3255" meta:non-whitespace-character-count="2759"/>
    <meta:user-defined meta:name="Info 1"/>
    <meta:user-defined meta:name="Info 2"/>
    <meta:user-defined meta:name="Info 3"/>
    <meta:user-defined meta:name="Info 4"/>
  </office:meta>
</office:document-meta>
</file>